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4pt" fo:language="ru" fo:country="RU" officeooo:rsid="00074779" officeooo:paragraph-rsid="00074779" style:font-size-asian="14pt" style:font-size-complex="14pt"/>
    </style:style>
    <style:style style:name="P2" style:family="paragraph" style:parent-style-name="Standard">
      <style:text-properties style:font-name="Corbel" fo:font-size="14pt" fo:language="ru" fo:country="RU" officeooo:rsid="001d4b76" officeooo:paragraph-rsid="0039593d" style:font-size-asian="14pt" style:font-size-complex="14pt"/>
    </style:style>
    <style:style style:name="P3" style:family="paragraph" style:parent-style-name="Standard">
      <style:text-properties style:font-name="Corbel" fo:font-size="14pt" fo:language="ru" fo:country="RU" officeooo:paragraph-rsid="0076aa37" style:font-size-asian="14pt" style:font-size-complex="14pt"/>
    </style:style>
    <style:style style:name="P4" style:family="paragraph" style:parent-style-name="Standard">
      <style:text-properties style:font-name="Corbel" fo:font-size="14pt" fo:language="ru" fo:country="RU" officeooo:paragraph-rsid="00ad7cfa" style:font-size-asian="14pt" style:font-size-complex="14pt"/>
    </style:style>
    <style:style style:name="P5" style:family="paragraph" style:parent-style-name="Standard">
      <style:text-properties style:font-name="Corbel" fo:font-size="14pt" fo:language="ru" fo:country="RU" officeooo:paragraph-rsid="00cb0859" style:font-size-asian="14pt" style:font-size-complex="14pt"/>
    </style:style>
    <style:style style:name="P6" style:family="paragraph" style:parent-style-name="Standard" style:list-style-name="L1">
      <style:text-properties style:font-name="Corbel" fo:font-size="14pt" fo:language="ru" fo:country="RU" officeooo:paragraph-rsid="00cb0859" style:font-size-asian="14pt" style:font-size-complex="14pt"/>
    </style:style>
    <style:style style:name="P7" style:family="paragraph" style:parent-style-name="Standard" style:list-style-name="L1">
      <style:text-properties style:font-name="Corbel" fo:font-size="14pt" fo:language="ru" fo:country="RU" officeooo:paragraph-rsid="00cc9a44" style:font-size-asian="14pt" style:font-size-complex="14pt"/>
    </style:style>
    <style:style style:name="P8" style:family="paragraph" style:parent-style-name="Standard" style:list-style-name="L1">
      <style:text-properties style:font-name="Corbel" fo:font-size="14pt" fo:language="ru" fo:country="RU" officeooo:paragraph-rsid="00ce00e7" style:font-size-asian="14pt" style:font-size-complex="14pt"/>
    </style:style>
    <style:style style:name="P9" style:family="paragraph" style:parent-style-name="Standard" style:list-style-name="L1">
      <style:text-properties style:font-name="Corbel" fo:font-size="14pt" fo:language="ru" fo:country="RU" officeooo:paragraph-rsid="00de85b8" style:font-size-asian="14pt" style:font-size-complex="14pt"/>
    </style:style>
    <style:style style:name="P10" style:family="paragraph" style:parent-style-name="Standard" style:list-style-name="L1">
      <style:text-properties style:font-name="Corbel" fo:font-size="14pt" fo:language="ru" fo:country="RU" officeooo:paragraph-rsid="00ecbc89" style:font-size-asian="14pt" style:font-size-complex="14pt"/>
    </style:style>
    <style:style style:name="P11" style:family="paragraph" style:parent-style-name="Standard" style:list-style-name="L1">
      <style:text-properties style:font-name="Corbel" fo:font-size="14pt" fo:language="ru" fo:country="RU" officeooo:paragraph-rsid="00edd303" style:font-size-asian="14pt" style:font-size-complex="14pt"/>
    </style:style>
    <style:style style:name="P12" style:family="paragraph" style:parent-style-name="Standard" style:list-style-name="L1">
      <style:text-properties style:font-name="Corbel" fo:font-size="14pt" fo:language="ru" fo:country="RU" officeooo:paragraph-rsid="00f1d822" style:font-size-asian="14pt" style:font-size-complex="14pt"/>
    </style:style>
    <style:style style:name="P13" style:family="paragraph" style:parent-style-name="Standard" style:list-style-name="L1">
      <style:text-properties style:font-name="Corbel" fo:font-size="14pt" fo:language="ru" fo:country="RU" officeooo:paragraph-rsid="0103bd74" style:font-size-asian="14pt" style:font-size-complex="14pt"/>
    </style:style>
    <style:style style:name="P14" style:family="paragraph" style:parent-style-name="Standard" style:list-style-name="L1">
      <style:text-properties style:font-name="Corbel" fo:font-size="14pt" fo:language="ru" fo:country="RU" officeooo:paragraph-rsid="01127d0c" style:font-size-asian="14pt" style:font-size-complex="14pt"/>
    </style:style>
    <style:style style:name="P15" style:family="paragraph" style:parent-style-name="Standard" style:list-style-name="L1">
      <style:text-properties style:font-name="Corbel" fo:font-size="14pt" fo:language="ru" fo:country="RU" officeooo:paragraph-rsid="01141c44" style:font-size-asian="14pt" style:font-size-complex="14pt"/>
    </style:style>
    <style:style style:name="P16" style:family="paragraph" style:parent-style-name="Standard" style:list-style-name="L1">
      <style:text-properties style:font-name="Corbel" fo:font-size="14pt" fo:language="ru" fo:country="RU" officeooo:paragraph-rsid="0115b7d8" style:font-size-asian="14pt" style:font-size-complex="14pt"/>
    </style:style>
    <style:style style:name="P17" style:family="paragraph" style:parent-style-name="Standard">
      <style:text-properties style:font-name="Corbel" fo:font-size="14pt" fo:language="ru" fo:country="RU" officeooo:paragraph-rsid="00d1f764" style:font-size-asian="14pt" style:font-size-complex="14pt"/>
    </style:style>
    <style:style style:name="P18" style:family="paragraph" style:parent-style-name="Standard">
      <style:text-properties style:font-name="Corbel" fo:font-size="14pt" fo:language="ru" fo:country="RU" officeooo:paragraph-rsid="00d62891" style:font-size-asian="14pt" style:font-size-complex="14pt"/>
    </style:style>
    <style:style style:name="P19" style:family="paragraph" style:parent-style-name="Standard">
      <style:text-properties style:font-name="Corbel" fo:font-size="14pt" fo:language="ru" fo:country="RU" officeooo:paragraph-rsid="00e5127a" style:font-size-asian="14pt" style:font-size-complex="14pt"/>
    </style:style>
    <style:style style:name="P20" style:family="paragraph" style:parent-style-name="Standard">
      <style:text-properties style:font-name="Corbel" fo:font-size="14pt" fo:language="ru" fo:country="RU" officeooo:paragraph-rsid="00e76f6b" style:font-size-asian="14pt" style:font-size-complex="14pt"/>
    </style:style>
    <style:style style:name="P21" style:family="paragraph" style:parent-style-name="Standard">
      <style:text-properties style:font-name="Corbel" fo:font-size="14pt" fo:language="ru" fo:country="RU" officeooo:paragraph-rsid="00e8c2fa" style:font-size-asian="14pt" style:font-size-complex="14pt"/>
    </style:style>
    <style:style style:name="P22" style:family="paragraph" style:parent-style-name="Standard">
      <style:text-properties style:font-name="Corbel" fo:font-size="14pt" fo:language="ru" fo:country="RU" officeooo:paragraph-rsid="00fefabb" style:font-size-asian="14pt" style:font-size-complex="14pt"/>
    </style:style>
    <style:style style:name="P23" style:family="paragraph" style:parent-style-name="Standard">
      <style:text-properties style:font-name="Corbel" fo:font-size="14pt" fo:language="ru" fo:country="RU" officeooo:paragraph-rsid="00ff13a2" style:font-size-asian="14pt" style:font-size-complex="14pt"/>
    </style:style>
    <style:style style:name="P24" style:family="paragraph" style:parent-style-name="Standard">
      <style:text-properties style:font-name="Corbel" fo:font-size="14pt" fo:language="ru" fo:country="RU" officeooo:paragraph-rsid="0102aa50" style:font-size-asian="14pt" style:font-size-complex="14pt"/>
    </style:style>
    <style:style style:name="P25" style:family="paragraph" style:parent-style-name="Standard">
      <style:text-properties style:font-name="Corbel" fo:font-size="14pt" fo:language="ru" fo:country="RU" officeooo:paragraph-rsid="0108644c" style:font-size-asian="14pt" style:font-size-complex="14pt"/>
    </style:style>
    <style:style style:name="P26" style:family="paragraph" style:parent-style-name="Standard">
      <style:text-properties style:font-name="Corbel" fo:font-size="14pt" fo:language="ru" fo:country="RU" officeooo:paragraph-rsid="010f0e06" style:font-size-asian="14pt" style:font-size-complex="14pt"/>
    </style:style>
    <style:style style:name="P27" style:family="paragraph" style:parent-style-name="Standard">
      <style:text-properties style:font-name="Corbel" fo:font-size="14pt" fo:language="ru" fo:country="RU" officeooo:paragraph-rsid="011e081f" style:font-size-asian="14pt" style:font-size-complex="14pt"/>
    </style:style>
    <style:style style:name="P28" style:family="paragraph" style:parent-style-name="Standard">
      <style:text-properties style:font-name="Corbel" fo:font-size="14pt" fo:language="ru" fo:country="RU" officeooo:paragraph-rsid="011f5a02" style:font-size-asian="14pt" style:font-size-complex="14pt"/>
    </style:style>
    <style:style style:name="P29" style:family="paragraph" style:parent-style-name="Standard">
      <style:text-properties style:font-name="Corbel" fo:font-size="14pt" fo:language="ru" fo:country="RU" officeooo:paragraph-rsid="011fe741" style:font-size-asian="14pt" style:font-size-complex="14pt"/>
    </style:style>
    <style:style style:name="P30" style:family="paragraph" style:parent-style-name="Standard">
      <style:text-properties style:font-name="Corbel" fo:font-size="20pt" fo:language="ru" fo:country="RU" fo:font-weight="bold" officeooo:paragraph-rsid="00ff13a2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Corbel" fo:font-size="20pt" fo:language="ru" fo:country="RU" fo:font-weight="bold" officeooo:paragraph-rsid="00e5127a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Corbel" fo:font-size="20pt" fo:language="ru" fo:country="RU" fo:font-weight="bold" officeooo:paragraph-rsid="00ad7cfa" style:font-size-asian="20pt" style:font-weight-asian="bold" style:font-size-complex="20pt" style:font-weight-complex="bold"/>
    </style:style>
    <style:style style:name="P33" style:family="paragraph">
      <style:paragraph-properties fo:text-align="center"/>
    </style:style>
    <style:style style:name="T1" style:family="text">
      <style:text-properties fo:language="en" fo:country="US" officeooo:rsid="00a72e2f"/>
    </style:style>
    <style:style style:name="T2" style:family="text">
      <style:text-properties fo:language="en" fo:country="US" officeooo:rsid="00aa2738"/>
    </style:style>
    <style:style style:name="T3" style:family="text">
      <style:text-properties fo:language="en" fo:country="US" officeooo:rsid="00bb680d"/>
    </style:style>
    <style:style style:name="T4" style:family="text">
      <style:text-properties fo:language="en" fo:country="US" officeooo:rsid="00cc51cf"/>
    </style:style>
    <style:style style:name="T5" style:family="text">
      <style:text-properties fo:language="en" fo:country="US" officeooo:rsid="00e014fc"/>
    </style:style>
    <style:style style:name="T6" style:family="text">
      <style:text-properties fo:language="en" fo:country="US" officeooo:rsid="00d47aac"/>
    </style:style>
    <style:style style:name="T7" style:family="text">
      <style:text-properties fo:language="en" fo:country="US" officeooo:rsid="00e74bf6"/>
    </style:style>
    <style:style style:name="T8" style:family="text">
      <style:text-properties fo:language="en" fo:country="US" officeooo:rsid="00e98a00"/>
    </style:style>
    <style:style style:name="T9" style:family="text">
      <style:text-properties fo:language="en" fo:country="US" officeooo:rsid="00ecbc89"/>
    </style:style>
    <style:style style:name="T10" style:family="text">
      <style:text-properties fo:language="en" fo:country="US" officeooo:rsid="00fd808d"/>
    </style:style>
    <style:style style:name="T11" style:family="text">
      <style:text-properties fo:language="en" fo:country="US" officeooo:rsid="0103bd74"/>
    </style:style>
    <style:style style:name="T12" style:family="text">
      <style:text-properties fo:language="en" fo:country="US" officeooo:rsid="0108644c"/>
    </style:style>
    <style:style style:name="T13" style:family="text">
      <style:text-properties fo:language="en" fo:country="US" officeooo:rsid="010c30b8"/>
    </style:style>
    <style:style style:name="T14" style:family="text">
      <style:text-properties fo:language="en" fo:country="US" officeooo:rsid="010c0174"/>
    </style:style>
    <style:style style:name="T15" style:family="text">
      <style:text-properties fo:language="en" fo:country="US" officeooo:rsid="010e05f0"/>
    </style:style>
    <style:style style:name="T16" style:family="text">
      <style:text-properties fo:language="en" fo:country="US" officeooo:rsid="010f0e06"/>
    </style:style>
    <style:style style:name="T17" style:family="text">
      <style:text-properties fo:language="en" fo:country="US" officeooo:rsid="01141c44"/>
    </style:style>
    <style:style style:name="T18" style:family="text">
      <style:text-properties fo:language="en" fo:country="US" officeooo:rsid="0117e959"/>
    </style:style>
    <style:style style:name="T19" style:family="text">
      <style:text-properties fo:language="en" fo:country="US" officeooo:rsid="011cc0ce"/>
    </style:style>
    <style:style style:name="T20" style:family="text">
      <style:text-properties officeooo:rsid="002c458e"/>
    </style:style>
    <style:style style:name="T21" style:family="text">
      <style:text-properties officeooo:rsid="00559ec0"/>
    </style:style>
    <style:style style:name="T22" style:family="text">
      <style:text-properties officeooo:rsid="0055d26d"/>
    </style:style>
    <style:style style:name="T23" style:family="text">
      <style:text-properties officeooo:rsid="00a9f35b"/>
    </style:style>
    <style:style style:name="T24" style:family="text">
      <style:text-properties officeooo:rsid="00aa103a"/>
    </style:style>
    <style:style style:name="T25" style:family="text">
      <style:text-properties officeooo:rsid="00aca7f8"/>
    </style:style>
    <style:style style:name="T26" style:family="text">
      <style:text-properties officeooo:rsid="00ad7cfa"/>
    </style:style>
    <style:style style:name="T27" style:family="text">
      <style:text-properties officeooo:rsid="00b9d7d4"/>
    </style:style>
    <style:style style:name="T28" style:family="text">
      <style:text-properties officeooo:rsid="00bb680d"/>
    </style:style>
    <style:style style:name="T29" style:family="text">
      <style:text-properties officeooo:rsid="00be12b3"/>
    </style:style>
    <style:style style:name="T30" style:family="text">
      <style:text-properties officeooo:rsid="00c07488"/>
    </style:style>
    <style:style style:name="T31" style:family="text">
      <style:text-properties officeooo:rsid="00c1c6a3"/>
    </style:style>
    <style:style style:name="T32" style:family="text">
      <style:text-properties officeooo:rsid="00c2dba3"/>
    </style:style>
    <style:style style:name="T33" style:family="text">
      <style:text-properties officeooo:rsid="00c683b0"/>
    </style:style>
    <style:style style:name="T34" style:family="text">
      <style:text-properties officeooo:rsid="00c6b144"/>
    </style:style>
    <style:style style:name="T35" style:family="text">
      <style:text-properties officeooo:rsid="00c7e17b"/>
    </style:style>
    <style:style style:name="T36" style:family="text">
      <style:text-properties officeooo:rsid="00c98ec7"/>
    </style:style>
    <style:style style:name="T37" style:family="text">
      <style:text-properties officeooo:rsid="00cb0859"/>
    </style:style>
    <style:style style:name="T38" style:family="text">
      <style:text-properties officeooo:rsid="00cc51cf"/>
    </style:style>
    <style:style style:name="T39" style:family="text">
      <style:text-properties officeooo:rsid="00cc9a44"/>
    </style:style>
    <style:style style:name="T40" style:family="text">
      <style:text-properties officeooo:rsid="00ce00e7"/>
    </style:style>
    <style:style style:name="T41" style:family="text">
      <style:text-properties officeooo:rsid="00ce4c43"/>
    </style:style>
    <style:style style:name="T42" style:family="text">
      <style:text-properties officeooo:rsid="00ce6458"/>
    </style:style>
    <style:style style:name="T43" style:family="text">
      <style:text-properties officeooo:rsid="00cf637c"/>
    </style:style>
    <style:style style:name="T44" style:family="text">
      <style:text-properties officeooo:rsid="00cfd745"/>
    </style:style>
    <style:style style:name="T45" style:family="text">
      <style:text-properties officeooo:rsid="00d1f764"/>
    </style:style>
    <style:style style:name="T46" style:family="text">
      <style:text-properties officeooo:rsid="00d2244d"/>
    </style:style>
    <style:style style:name="T47" style:family="text">
      <style:text-properties officeooo:rsid="00d3028d"/>
    </style:style>
    <style:style style:name="T48" style:family="text">
      <style:text-properties officeooo:rsid="00d47aac"/>
    </style:style>
    <style:style style:name="T49" style:family="text">
      <style:text-properties officeooo:rsid="00d7c59f"/>
    </style:style>
    <style:style style:name="T50" style:family="text">
      <style:text-properties officeooo:rsid="00d8d742"/>
    </style:style>
    <style:style style:name="T51" style:family="text">
      <style:text-properties officeooo:rsid="00da27b0"/>
    </style:style>
    <style:style style:name="T52" style:family="text">
      <style:text-properties officeooo:rsid="00dba26f"/>
    </style:style>
    <style:style style:name="T53" style:family="text">
      <style:text-properties officeooo:rsid="00dd2881"/>
    </style:style>
    <style:style style:name="T54" style:family="text">
      <style:text-properties officeooo:rsid="00ddc14b"/>
    </style:style>
    <style:style style:name="T55" style:family="text">
      <style:text-properties officeooo:rsid="00e014fc"/>
    </style:style>
    <style:style style:name="T56" style:family="text">
      <style:text-properties officeooo:rsid="00e1297b"/>
    </style:style>
    <style:style style:name="T57" style:family="text">
      <style:text-properties officeooo:rsid="00e2c55d"/>
    </style:style>
    <style:style style:name="T58" style:family="text">
      <style:text-properties officeooo:rsid="00e37c95"/>
    </style:style>
    <style:style style:name="T59" style:family="text">
      <style:text-properties officeooo:rsid="00e5127a"/>
    </style:style>
    <style:style style:name="T60" style:family="text">
      <style:text-properties officeooo:rsid="00e58b55"/>
    </style:style>
    <style:style style:name="T61" style:family="text">
      <style:text-properties officeooo:rsid="00e5ab25"/>
    </style:style>
    <style:style style:name="T62" style:family="text">
      <style:text-properties officeooo:rsid="00e74bf6"/>
    </style:style>
    <style:style style:name="T63" style:family="text">
      <style:text-properties officeooo:rsid="00e76f6b"/>
    </style:style>
    <style:style style:name="T64" style:family="text">
      <style:text-properties officeooo:rsid="00e8c2fa"/>
    </style:style>
    <style:style style:name="T65" style:family="text">
      <style:text-properties officeooo:rsid="00e98a00"/>
    </style:style>
    <style:style style:name="T66" style:family="text">
      <style:text-properties officeooo:rsid="00ea7349"/>
    </style:style>
    <style:style style:name="T67" style:family="text">
      <style:text-properties officeooo:rsid="00ecbc89"/>
    </style:style>
    <style:style style:name="T68" style:family="text">
      <style:text-properties officeooo:rsid="00edd303"/>
    </style:style>
    <style:style style:name="T69" style:family="text">
      <style:text-properties officeooo:rsid="00ef7218"/>
    </style:style>
    <style:style style:name="T70" style:family="text">
      <style:text-properties officeooo:rsid="00f15741"/>
    </style:style>
    <style:style style:name="T71" style:family="text">
      <style:text-properties officeooo:rsid="00f1d822"/>
    </style:style>
    <style:style style:name="T72" style:family="text">
      <style:text-properties officeooo:rsid="00f28316"/>
    </style:style>
    <style:style style:name="T73" style:family="text">
      <style:text-properties officeooo:rsid="00f41589"/>
    </style:style>
    <style:style style:name="T74" style:family="text">
      <style:text-properties officeooo:rsid="00f770ed"/>
    </style:style>
    <style:style style:name="T75" style:family="text">
      <style:text-properties officeooo:rsid="00f859df"/>
    </style:style>
    <style:style style:name="T76" style:family="text">
      <style:text-properties officeooo:rsid="00fc0aef"/>
    </style:style>
    <style:style style:name="T77" style:family="text">
      <style:text-properties officeooo:rsid="00fd808d"/>
    </style:style>
    <style:style style:name="T78" style:family="text">
      <style:text-properties officeooo:rsid="00fefabb"/>
    </style:style>
    <style:style style:name="T79" style:family="text">
      <style:text-properties officeooo:rsid="00ff13a2"/>
    </style:style>
    <style:style style:name="T80" style:family="text">
      <style:text-properties officeooo:rsid="0102aa50"/>
    </style:style>
    <style:style style:name="T81" style:family="text">
      <style:text-properties officeooo:rsid="0103bd74"/>
    </style:style>
    <style:style style:name="T82" style:family="text">
      <style:text-properties officeooo:rsid="0105202c"/>
    </style:style>
    <style:style style:name="T83" style:family="text">
      <style:text-properties officeooo:rsid="01054617"/>
    </style:style>
    <style:style style:name="T84" style:family="text">
      <style:text-properties officeooo:rsid="0106cf69"/>
    </style:style>
    <style:style style:name="T85" style:family="text">
      <style:text-properties officeooo:rsid="0108644c"/>
    </style:style>
    <style:style style:name="T86" style:family="text">
      <style:text-properties officeooo:rsid="010c0174"/>
    </style:style>
    <style:style style:name="T87" style:family="text">
      <style:text-properties officeooo:rsid="010e05f0"/>
    </style:style>
    <style:style style:name="T88" style:family="text">
      <style:text-properties officeooo:rsid="010f0e06"/>
    </style:style>
    <style:style style:name="T89" style:family="text">
      <style:text-properties officeooo:rsid="010fce09"/>
    </style:style>
    <style:style style:name="T90" style:family="text">
      <style:text-properties officeooo:rsid="0110c78b"/>
    </style:style>
    <style:style style:name="T91" style:family="text">
      <style:text-properties officeooo:rsid="01127d0c"/>
    </style:style>
    <style:style style:name="T92" style:family="text">
      <style:text-properties officeooo:rsid="01141c44"/>
    </style:style>
    <style:style style:name="T93" style:family="text">
      <style:text-properties officeooo:rsid="0114b85d"/>
    </style:style>
    <style:style style:name="T94" style:family="text">
      <style:text-properties officeooo:rsid="0115b7d8"/>
    </style:style>
    <style:style style:name="T95" style:family="text">
      <style:text-properties officeooo:rsid="011729b1"/>
    </style:style>
    <style:style style:name="T96" style:family="text">
      <style:text-properties officeooo:rsid="01177a5c"/>
    </style:style>
    <style:style style:name="T97" style:family="text">
      <style:text-properties officeooo:rsid="0117e959"/>
    </style:style>
    <style:style style:name="T98" style:family="text">
      <style:text-properties officeooo:rsid="011e081f"/>
    </style:style>
    <style:style style:name="T99" style:family="text">
      <style:text-properties officeooo:rsid="011f5a02"/>
    </style:style>
    <style:style style:name="T100" style:family="text">
      <style:text-properties officeooo:rsid="011fe741"/>
    </style:style>
    <style:style style:name="T101" style:family="text">
      <style:text-properties officeooo:rsid="01220f2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2">2.</text:span></text:p>
      <text:p text:style-name="P2"/>
      <text:p text:style-name="P3"><text:span text:style-name="T25">В</text:span><text:span text:style-name="T22">ариант = </text:span><text:span text:style-name="T1">( </text:span><text:span text:style-name="T24">( </text:span><text:span text:style-name="T21">номер </text:span><text:span text:style-name="T23">студента </text:span><text:span text:style-name="T21">по списку </text:span><text:span text:style-name="T24">- 1 ) </text:span><text:span text:style-name="T21">% 3 </text:span><text:span text:style-name="T1">) + 1</text:span><text:span text:style-name="T21"> </text:span></text:p>
      <text:p text:style-name="P3"><text:span text:style-name="T20"/></text:p>
      <text:p text:style-name="P3"><text:span text:style-name="T20"/></text:p>
      <text:p text:style-name="P27"><text:span text:style-name="T98">В отчет:</text:span></text:p>
      <text:p text:style-name="P28"><text:span text:style-name="T99"><text:tab/>Титульный лист,</text:span></text:p>
      <text:p text:style-name="P28"><text:span text:style-name="T99"><text:tab/>Постановка задачи,</text:span></text:p>
      <text:p text:style-name="P28"><text:span text:style-name="T99"><text:tab/>Иерархия классов,</text:span></text:p>
      <text:p text:style-name="P28"><text:span text:style-name="T99"><text:tab/>Текст программы,</text:span></text:p>
      <text:p text:style-name="P28"><text:span text:style-name="T99"><text:tab/>Пример работы программы.</text:span></text:p>
      <text:p text:style-name="P28"><text:span text:style-name="T99"/></text:p>
      <text:p text:style-name="P28"><text:span text:style-name="T99"/></text:p>
      <text:p text:style-name="P29"><text:span text:style-name="T100">Пример иерархии классов:</text:span></text:p>
      <text:p text:style-name="P29"><draw:custom-shape text:anchor-type="paragraph" draw:z-index="0" draw:style-name="gr1" draw:text-style-name="P33" svg:width="2.752cm" svg:height="1.059cm" svg:x="3.724cm" svg:y="0.538cm">
     <text:p text:style-name="P33">Животное</text:p>
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<draw:equation draw:name="f0" draw:formula="45"/>
      <draw:equation draw:name="f1" draw:formula="$0 *sin(?f0 *(pi/180))"/>
      <draw:equation draw:name="f2" draw:formula="?f1 *3163/7636"/>
      <draw:equation draw:name="f3" draw:formula="left+?f2 "/>
      <draw:equation draw:name="f4" draw:formula="top+?f2 "/>
      <draw:equation draw:name="f5" draw:formula="right-?f2 "/>
      <draw:equation draw:name="f6" draw:formula="bottom-?f2 "/>
      <draw:equation draw:name="f7" draw:formula="left+$0 "/>
      <draw:equation draw:name="f8" draw:formula="top+$0 "/>
      <draw:equation draw:name="f9" draw:formula="bottom-$0 "/>
      <draw:equation draw:name="f10" draw:formula="right-$0 "/>
      <draw:handle draw:handle-position="$0 top" draw:handle-switched="true" draw:handle-range-x-minimum="0" draw:handle-range-x-maximum="10800"/>
     </draw:enhanced-geometry>
    </draw:custom-shape><text:span text:style-name="T100"/></text:p>
      <text:p text:style-name="P29"><text:span text:style-name="T100"><text:tab/></text:span></text:p>
      <text:p text:style-name="P28"><draw:custom-shape text:anchor-type="paragraph" draw:z-index="3" draw:style-name="gr2" svg:width="0.239cm" svg:height="1.068cm" draw:transform="rotate (0.7853981633973) translate (5.55272222222222cm 0.470958333333333cm)">
     <text:p/>
     <draw:enhanced-geometry svg:viewBox="0 0 21600 21600" draw:text-areas="?f0 ?f7 ?f2 21600" draw:type="up-arrow" draw:modifiers="6960.25778732546 10800" draw:enhanced-path="M ?f0 21600 L ?f0 ?f1 0 ?f1 10800 0 21600 ?f1 ?f2 ?f1 ?f2 21600 Z N">
      <draw:equation draw:name="f0" draw:formula="$1 "/>
      <draw:equation draw:name="f1" draw:formula="$0 "/>
      <draw:equation draw:name="f2" draw:formula="21600-$1 "/>
      <draw:equation draw:name="f3" draw:formula="21600-?f1 "/>
      <draw:equation draw:name="f4" draw:formula="?f3 *?f0 /10800"/>
      <draw:equation draw:name="f5" draw:formula="?f1 +?f4 "/>
      <draw:equation draw:name="f6" draw:formula="?f1 *?f0 /10800"/>
      <draw:equation draw:name="f7" draw:formula="?f1 -?f6 "/>
      <draw:handle draw:handle-position="$1 $0" draw:handle-range-x-minimum="0" draw:handle-range-x-maximum="10800" draw:handle-range-y-minimum="0" draw:handle-range-y-maximum="21600"/>
     </draw:enhanced-geometry>
    </draw:custom-shape><draw:custom-shape text:anchor-type="paragraph" draw:z-index="4" draw:style-name="gr2" svg:width="0.239cm" svg:height="1.068cm" draw:transform="rotate (-0.785398163398487) translate (4.45734722222222cm 0.287513888888889cm)">
     <text:p/>
     <draw:enhanced-geometry svg:viewBox="0 0 21600 21600" draw:text-areas="?f0 ?f7 ?f2 21600" draw:type="up-arrow" draw:modifiers="6960.25778732546 10800" draw:enhanced-path="M ?f0 21600 L ?f0 ?f1 0 ?f1 10800 0 21600 ?f1 ?f2 ?f1 ?f2 21600 Z N">
      <draw:equation draw:name="f0" draw:formula="$1 "/>
      <draw:equation draw:name="f1" draw:formula="$0 "/>
      <draw:equation draw:name="f2" draw:formula="21600-$1 "/>
      <draw:equation draw:name="f3" draw:formula="21600-?f1 "/>
      <draw:equation draw:name="f4" draw:formula="?f3 *?f0 /10800"/>
      <draw:equation draw:name="f5" draw:formula="?f1 +?f4 "/>
      <draw:equation draw:name="f6" draw:formula="?f1 *?f0 /10800"/>
      <draw:equation draw:name="f7" draw:formula="?f1 -?f6 "/>
      <draw:handle draw:handle-position="$1 $0" draw:handle-range-x-minimum="0" draw:handle-range-x-maximum="10800" draw:handle-range-y-minimum="0" draw:handle-range-y-maximum="21600"/>
     </draw:enhanced-geometry>
    </draw:custom-shape><text:span text:style-name="T99"><text:tab/></text:span></text:p>
      <text:p text:style-name="P28"><draw:custom-shape text:anchor-type="paragraph" draw:z-index="2" draw:style-name="gr1" draw:text-style-name="P33" svg:width="2.752cm" svg:height="1.006cm" svg:x="5.364cm" svg:y="0.527cm">
     <text:p text:style-name="P33">Заяц</text:p>
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<draw:equation draw:name="f0" draw:formula="45"/>
      <draw:equation draw:name="f1" draw:formula="$0 *sin(?f0 *(pi/180))"/>
      <draw:equation draw:name="f2" draw:formula="?f1 *3163/7636"/>
      <draw:equation draw:name="f3" draw:formula="left+?f2 "/>
      <draw:equation draw:name="f4" draw:formula="top+?f2 "/>
      <draw:equation draw:name="f5" draw:formula="right-?f2 "/>
      <draw:equation draw:name="f6" draw:formula="bottom-?f2 "/>
      <draw:equation draw:name="f7" draw:formula="left+$0 "/>
      <draw:equation draw:name="f8" draw:formula="top+$0 "/>
      <draw:equation draw:name="f9" draw:formula="bottom-$0 "/>
      <draw:equation draw:name="f10" draw:formula="right-$0 "/>
      <draw:handle draw:handle-position="$0 top" draw:handle-switched="true" draw:handle-range-x-minimum="0" draw:handle-range-x-maximum="10800"/>
     </draw:enhanced-geometry>
    </draw:custom-shape><draw:custom-shape text:anchor-type="paragraph" draw:z-index="1" draw:style-name="gr1" draw:text-style-name="P33" svg:width="2.752cm" svg:height="1.033cm" svg:x="2.136cm" svg:y="0.527cm">
     <text:p text:style-name="P33">Волк</text:p>
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<draw:equation draw:name="f0" draw:formula="45"/>
      <draw:equation draw:name="f1" draw:formula="$0 *sin(?f0 *(pi/180))"/>
      <draw:equation draw:name="f2" draw:formula="?f1 *3163/7636"/>
      <draw:equation draw:name="f3" draw:formula="left+?f2 "/>
      <draw:equation draw:name="f4" draw:formula="top+?f2 "/>
      <draw:equation draw:name="f5" draw:formula="right-?f2 "/>
      <draw:equation draw:name="f6" draw:formula="bottom-?f2 "/>
      <draw:equation draw:name="f7" draw:formula="left+$0 "/>
      <draw:equation draw:name="f8" draw:formula="top+$0 "/>
      <draw:equation draw:name="f9" draw:formula="bottom-$0 "/>
      <draw:equation draw:name="f10" draw:formula="right-$0 "/>
      <draw:handle draw:handle-position="$0 top" draw:handle-switched="true" draw:handle-range-x-minimum="0" draw:handle-range-x-maximum="10800"/>
     </draw:enhanced-geometry>
    </draw:custom-shape><text:span text:style-name="T99"/></text:p>
      <text:p text:style-name="P28"><text:span text:style-name="T99"/></text:p>
      <text:p text:style-name="P3"><text:span text:style-name="T20"/></text:p>
      <text:p text:style-name="P3"><text:span text:style-name="T20"/></text:p>
      <text:p text:style-name="P3"><text:span text:style-name="T101"/></text:p>
      <text:p text:style-name="P3"><text:span text:style-name="T101"/></text:p>
      <text:p text:style-name="P32"><text:span text:style-name="T26">1 вариант:</text:span></text:p>
      <text:p text:style-name="P4"><text:span text:style-name="T26"><text:tab/></text:span></text:p>
      <text:p text:style-name="P4"><text:span text:style-name="T26"><text:tab/></text:span><text:span text:style-name="T29">Используя принципы ООП реализовать программу </text:span><text:span text:style-name="T30">для вычисления площади следующих фигур</text:span><text:span text:style-name="T27">:</text:span></text:p>
      <text:p text:style-name="P4"><text:span text:style-name="T27"/></text:p>
      <text:p text:style-name="P4"><text:span text:style-name="T28"><text:tab/><text:tab/></text:span><text:span text:style-name="T48">Эллипс</text:span><text:span text:style-name="T28">,</text:span></text:p>
      <text:p text:style-name="P4"><text:span text:style-name="T28"><text:tab/><text:tab/>Прямоугольник,</text:span></text:p>
      <text:p text:style-name="P4"><text:span text:style-name="T28"><text:tab/><text:tab/>Треугольник.</text:span></text:p>
      <text:p text:style-name="P4"><text:span text:style-name="T28"><text:tab/><text:tab/></text:span></text:p>
      <text:p text:style-name="P4"><text:span text:style-name="T28"><text:tab/></text:span><text:span text:style-name="T31">В программе необходимо иметь хотя бы один абстрактный класс.</text:span></text:p>
      <text:p text:style-name="P4"><text:span text:style-name="T31"><text:tab/></text:span></text:p>
      <text:p text:style-name="P5"><text:span text:style-name="T32"><text:tab/></text:span><text:span text:style-name="T33">При запуске, программа должна</text:span><text:span text:style-name="T36"> </text:span><text:span text:style-name="T38">выполнять следующие действия:</text:span></text:p>
      <text:list xml:id="list406889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9">С</text:span><text:span text:style-name="T38">оздать 2 случайных фигуры.</text:span></text:p>
                        </text:list-item>
                        <text:list-item>
                          <text:p text:style-name="P7"><text:span text:style-name="T39">Задать фигурам случайные размеры.</text:span></text:p>
                        </text:list-item>
                        <text:list-item>
                          <text:p text:style-name="P8"><text:span text:style-name="T40">Вывести информацию о фигурах.</text:span></text:p>
                        </text:list-item>
                        <text:list-item>
                          <text:p text:style-name="P9"><text:span text:style-name="T39">Рассчитать площади фигур.</text:span></text:p>
                        </text:list-item>
                        <text:list-item>
                          <text:p text:style-name="P8"><text:span text:style-name="T40">Сравнить площади фигур, вывести названия большей фигуры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36"/></text:p>
      <text:p text:style-name="P5"><text:soft-page-break/><text:span text:style-name="T36"><text:tab/></text:span><text:span text:style-name="T37">Пример:</text:span></text:p>
      <text:p text:style-name="P18"><text:span text:style-name="T37"><text:tab/><text:tab/></text:span><text:span text:style-name="T33"> </text:span><text:span text:style-name="T49">Треугольник: </text:span><text:span text:style-name="T50">ширина=</text:span><text:span text:style-name="T51">4</text:span><text:span text:style-name="T41"> </text:span><text:span text:style-name="T50">высота=</text:span><text:span text:style-name="T45">2</text:span></text:p>
      <text:p text:style-name="P17"><text:span text:style-name="T45"><text:tab/><text:tab/> Прямоугольник: ширина=</text:span><text:span text:style-name="T58">5</text:span><text:span text:style-name="T45"> высота=</text:span><text:span text:style-name="T58">1</text:span><text:span text:style-name="T41"> </text:span></text:p>
      <text:p text:style-name="P17"><text:span text:style-name="T41"><text:tab/><text:tab/> </text:span><text:span text:style-name="T55">Прямоугольник больше Треугольника (</text:span><text:span text:style-name="T58">5</text:span><text:span text:style-name="T5">&gt;</text:span><text:span text:style-name="T55">4)</text:span></text:p>
      <text:p text:style-name="P17"><text:span text:style-name="T41"><text:tab/></text:span></text:p>
      <text:p text:style-name="P31"><text:span text:style-name="T59">2</text:span><text:span text:style-name="T26"> вариант:</text:span></text:p>
      <text:p text:style-name="P19"><text:span text:style-name="T26"><text:tab/></text:span></text:p>
      <text:p text:style-name="P19"><text:span text:style-name="T26"><text:tab/></text:span><text:span text:style-name="T29">Используя принципы ООП реализовать программу </text:span><text:span text:style-name="T61">содержащую следующие классы:</text:span></text:p>
      <text:p text:style-name="P19"><text:span text:style-name="T27"/></text:p>
      <text:p text:style-name="P20"><text:span text:style-name="T28"><text:tab/><text:tab/></text:span><text:span text:style-name="T65">Ц</text:span><text:span text:style-name="T63">истерна,</text:span></text:p>
      <text:p text:style-name="P20"><text:span text:style-name="T28"><text:tab/><text:tab/></text:span><text:span text:style-name="T63">Вагон </text:span><text:span text:style-name="T65">для перевозки </text:span><text:span text:style-name="T63">автомобиле</text:span><text:span text:style-name="T65">й</text:span><text:span text:style-name="T28">,</text:span></text:p>
      <text:p text:style-name="P21"><text:span text:style-name="T28"><text:tab/><text:tab/></text:span><text:span text:style-name="T64">Вагон</text:span><text:span text:style-name="T65"> для перевозки </text:span><text:span text:style-name="T64">лес</text:span><text:span text:style-name="T66">а</text:span><text:span text:style-name="T64">,</text:span></text:p>
      <text:p text:style-name="P21"><text:span text:style-name="T64"><text:tab/><text:tab/></text:span><text:span text:style-name="T65">Пассажирский вагон,</text:span></text:p>
      <text:p text:style-name="P21"><text:span text:style-name="T65"><text:tab/><text:tab/></text:span><text:span text:style-name="T69">Вагон-ресторан.</text:span><text:span text:style-name="T64"><text:tab/><text:tab/></text:span></text:p>
      <text:p text:style-name="P19"><text:span text:style-name="T28"><text:tab/><text:tab/></text:span></text:p>
      <text:p text:style-name="P19"><text:span text:style-name="T28"><text:tab/></text:span><text:span text:style-name="T31">В программе необходимо иметь хотя бы один абстрактный класс</text:span><text:span text:style-name="T75">.</text:span><text:span text:style-name="T31"><text:tab/></text:span></text:p>
      <text:p text:style-name="P19"><text:span text:style-name="T31"/></text:p>
      <text:p text:style-name="P19"><text:span text:style-name="T32"><text:tab/></text:span><text:span text:style-name="T33">При запуске, программа должна</text:span><text:span text:style-name="T36"> </text:span><text:span text:style-name="T38">выполнять следующие действия:</text:span></text:p>
      <text:list xml:id="list42414450" text:continue-list="list406889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 text:start-value="1">
                          <text:p text:style-name="P10"><text:span text:style-name="T67">Создавать </text:span><text:span text:style-name="T9">N</text:span><text:span text:style-name="T72">(</text:span><text:span text:style-name="T73">от </text:span><text:span text:style-name="T72">2 </text:span><text:span text:style-name="T73">до </text:span><text:span text:style-name="T72">20 ) </text:span><text:span text:style-name="T77">случайных</text:span><text:span text:style-name="T9"> </text:span><text:span text:style-name="T67">вагонов </text:span><text:span text:style-name="T68">(поезд)</text:span><text:span text:style-name="T67">.</text:span></text:p>
                        </text:list-item>
                        <text:list-item>
                          <text:p text:style-name="P11"><text:span text:style-name="T68">Рассчитать суммарный вес </text:span><text:span text:style-name="T70">поезда ( всех вагонов ).</text:span></text:p>
                        </text:list-item>
                        <text:list-item>
                          <text:p text:style-name="P12"><text:span text:style-name="T71">Отобразить состав поезда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36"/></text:p>
      <text:p text:style-name="P19"><text:span text:style-name="T36"><text:tab/></text:span><text:span text:style-name="T37">Пример:</text:span></text:p>
      <text:p text:style-name="P19"><text:span text:style-name="T37"><text:tab/><text:tab/></text:span><text:span text:style-name="T33"> </text:span><text:span text:style-name="T76">Вес: 42 </text:span><text:span text:style-name="T77">1</text:span><text:span text:style-name="T76">00 кг.</text:span></text:p>
      <text:p text:style-name="P22"><text:span text:style-name="T76"><text:tab/><text:tab/></text:span><text:span text:style-name="T77">Состав: .[</text:span><text:span text:style-name="T78">Ресторан</text:span><text:span text:style-name="T77">].[</text:span><text:span text:style-name="T78">Пассажиры</text:span><text:span text:style-name="T77">].[Цистерна].[Лес].[Лес].</text:span><text:span text:style-name="T10">[</text:span><text:span text:style-name="T77">Лес</text:span><text:span text:style-name="T10">].</text:span></text:p>
      <text:p text:style-name="P4"><text:span text:style-name="T33"><text:tab/></text:span></text:p>
      <text:p text:style-name="P4"><text:span text:style-name="T33"/></text:p>
      <text:p text:style-name="P30"><text:span text:style-name="T79">3</text:span><text:span text:style-name="T26"> вариант:</text:span></text:p>
      <text:p text:style-name="P23"><text:span text:style-name="T26"><text:tab/></text:span></text:p>
      <text:p text:style-name="P23"><text:span text:style-name="T26"><text:tab/></text:span><text:span text:style-name="T29">Используя принципы ООП реализовать программу </text:span><text:span text:style-name="T61">содержащую следующие классы:</text:span></text:p>
      <text:p text:style-name="P23"><text:span text:style-name="T27"/></text:p>
      <text:p text:style-name="P23"><text:span text:style-name="T28"><text:tab/><text:tab/></text:span><text:span text:style-name="T90">Класс в</text:span><text:span text:style-name="T89">ывод</text:span><text:span text:style-name="T90">а</text:span><text:span text:style-name="T88"> четных чисел,</text:span></text:p>
      <text:p text:style-name="P24"><text:span text:style-name="T28"><text:tab/><text:tab/></text:span><text:span text:style-name="T90">Класс в</text:span><text:span text:style-name="T89">ывод</text:span><text:span text:style-name="T90">а</text:span><text:span text:style-name="T88"> нечетных чисел, </text:span></text:p>
      <text:p text:style-name="P26"><text:span text:style-name="T80"><text:tab/><text:tab/></text:span><text:span text:style-name="T90">Класс в</text:span><text:span text:style-name="T89">ывод</text:span><text:span text:style-name="T90">а</text:span><text:span text:style-name="T88"> положительных чисел,</text:span></text:p>
      <text:p text:style-name="P26"><text:span text:style-name="T88"><text:tab/><text:tab/></text:span><text:span text:style-name="T90">Класс в</text:span><text:span text:style-name="T89">ывод</text:span><text:span text:style-name="T90">а</text:span><text:span text:style-name="T88"> отрицательных чисел</text:span><text:span text:style-name="T85">.</text:span></text:p>
      <text:p text:style-name="P25"><text:span text:style-name="T85"><text:tab/><text:tab/></text:span><text:span text:style-name="T64"><text:tab/><text:tab/></text:span></text:p>
      <text:p text:style-name="P23"><text:span text:style-name="T28"><text:tab/><text:tab/></text:span></text:p>
      <text:p text:style-name="P23"><text:span text:style-name="T28"><text:tab/></text:span><text:span text:style-name="T31">В программе необходимо иметь хотя бы один абстрактный класс</text:span><text:span text:style-name="T75">.</text:span><text:span text:style-name="T31"><text:tab/></text:span></text:p>
      <text:p text:style-name="P23"><text:span text:style-name="T31"/></text:p>
      <text:p text:style-name="P23"><text:soft-page-break/><text:span text:style-name="T32"><text:tab/></text:span><text:span text:style-name="T33">При запуске, программа должна</text:span><text:span text:style-name="T36"> </text:span><text:span text:style-name="T38">выполнять следующие действия:</text:span></text:p>
      <text:list xml:id="list42407449" text:continue-list="list4241445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 text:start-value="1">
                          <text:p text:style-name="P13"><text:span text:style-name="T94">С</text:span><text:span text:style-name="T90">лучайны</text:span><text:span text:style-name="T94">й</text:span><text:span text:style-name="T90"> </text:span><text:span text:style-name="T91">класса для вывода чисел</text:span><text:span text:style-name="T90">.</text:span></text:p>
                        </text:list-item>
                        <text:list-item>
                          <text:p text:style-name="P14"><text:span text:style-name="T91">Создать массив </text:span><text:span text:style-name="T92">из </text:span><text:span text:style-name="T17">N(</text:span><text:span text:style-name="T93">от </text:span><text:span text:style-name="T17">10 </text:span><text:span text:style-name="T93">до </text:span><text:span text:style-name="T17">20) </text:span><text:span text:style-name="T91">случайных положительных и отрицательных чисел.</text:span></text:p>
                        </text:list-item>
                        <text:list-item>
                          <text:p text:style-name="P16"><text:span text:style-name="T94">Вывести массив на экран.</text:span></text:p>
                        </text:list-item>
                        <text:list-item>
                          <text:p text:style-name="P15"><text:span text:style-name="T92">Подать массив в класс вывода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36"/></text:p>
      <text:p text:style-name="P23"><text:span text:style-name="T36"><text:tab/></text:span><text:span text:style-name="T37">Пример:</text:span></text:p>
      <text:p text:style-name="P23"><text:span text:style-name="T37"><text:tab/><text:tab/></text:span><text:span text:style-name="T95">Массив: 10 -33 131 812 313 -113 -1 -24 13 </text:span><text:span text:style-name="T96">44 </text:span><text:span text:style-name="T19">52</text:span></text:p>
      <text:p text:style-name="P23"><text:span text:style-name="T76"><text:tab/><text:tab/></text:span><text:span text:style-name="T97">Вывод отрицательных:</text:span><text:span text:style-name="T10"> </text:span><text:span text:style-name="T18">-33 -113 -1 -24</text:span></text:p>
      <text:p text:style-name="P23"><text:span text:style-name="T3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43M52S</meta:editing-duration>
    <meta:editing-cycles>275</meta:editing-cycles>
    <meta:generator>OpenOffice.org/3.2$Win32 OpenOffice.org_project/320m19$Build-9505</meta:generator>
    <dc:date>2013-04-09T22:26:10.67</dc:date>
    <meta:document-statistic meta:table-count="0" meta:image-count="0" meta:object-count="0" meta:page-count="3" meta:paragraph-count="68" meta:word-count="264" meta:character-count="1920"/>
    <meta:user-defined meta:name="Info 1"/>
    <meta:user-defined meta:name="Info 2"/>
    <meta:user-defined meta:name="Info 3"/>
    <meta:user-defined meta:name="Info 4"/>
  </office:meta>
</office:document-meta>
</file>